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helvetica" svg:font-family="helvetica, sans-serif, arial"/>
    <style:font-face style:name="Lucida Sans1" svg:font-family="'Lucida Sans'" style:font-family-generic="swiss"/>
    <style:font-face style:name="Alef" svg:font-family="Alef" style:font-pitch="variable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24e98d"/>
    </style:style>
    <style:style style:name="P2" style:family="paragraph" style:parent-style-name="Text_20_body">
      <style:text-properties officeooo:paragraph-rsid="00266f19"/>
    </style:style>
    <style:style style:name="T1" style:family="text">
      <style:text-properties fo:font-variant="normal" fo:text-transform="none" fo:color="#125792" loext:opacity="100%" style:font-name="helvetica" fo:font-size="8.39999961853027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color="#125792" loext:opacity="100%" style:font-name="helvetica" fo:font-size="10pt" fo:letter-spacing="normal" fo:font-style="normal" fo:font-weight="normal" style:font-size-asian="10pt" style:font-size-complex="10pt"/>
    </style:style>
    <style:style style:name="T3" style:family="text">
      <style:text-properties fo:font-variant="normal" fo:text-transform="none" fo:color="#125792" loext:opacity="100%" style:font-name="helvetica" fo:font-size="10pt" fo:letter-spacing="normal" fo:font-style="normal" fo:font-weight="normal" officeooo:rsid="00287d8d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perator overloading with the implementation of complex numbers.</text:span><text:span text:style-name="T2"> </text:span></text:p>
      <text:p text:style-name="P2"><text:span text:style-name="T2">#include &lt;iostream&gt;<text:line-break/>using namespace std;<text:line-break/>class Complex{<text:line-break/>public:<text:line-break/> <text:s/>float real;<text:line-break/> <text:s/>float img;<text:line-break/> <text:s/>(){<text:line-break/> <text:s text:c="3"/>this-&gt;real = 0.0;<text:line-break/> <text:s text:c="3"/>this-&gt;img = 0.0;<text:line-break/> <text:s/>}<text:line-break/> <text:s/>Complex(float real, float img){<text:line-break/> <text:s text:c="3"/>this-&gt;real = real;<text:line-break/> <text:s text:c="3"/>this-&gt;img = img;<text:line-break/> <text:s/>}<text:line-break/> <text:s/>//overloading + operator<text:line-break/> <text:s/>Complex operator+(const Complex &amp;obj){<text:line-break/> <text:s text:c="3"/>Complex temp;<text:line-break/> <text:s text:c="3"/>temp.img = this-&gt;img + obj.img;<text:line-break/> <text:s text:c="3"/>temp.real = this-&gt;real + obj.real;<text:line-break/> <text:s text:c="3"/>return temp; }<text:line-break/> <text:s/>//overloading - operator<text:line-break/> <text:s/>Complex operator-(const Complex &amp;obj){<text:line-break/> <text:s text:c="3"/>Complex temp;<text:line-break/> <text:s text:c="3"/>temp.img = this-&gt;img - obj.img;<text:line-break/> <text:s text:c="3"/>temp.real = this-&gt;real - obj.real;<text:line-break/> <text:s text:c="3"/>return temp;<text:line-break/> <text:s/>}<text:line-break/> void display(){<text:line-break/> <text:s text:c="3"/>cout &lt;&lt; this-&gt;real &lt;&lt; " + " &lt;&lt; this-&gt;img &lt;&lt; "i" &lt;&lt; endl;<text:line-break/> <text:s/>}<text:line-break/>}; <text:line-break/>int main()<text:line-break/></text:span><text:span text:style-name="T3">{</text:span><text:span text:style-name="T2"> Complex a, b, c;<text:line-break/> <text:s/>cout &lt;&lt; "Enter real and complex coefficient of the first complex number: " &lt;&lt; endl;<text:line-break/> <text:s/>cin &gt;&gt; a.real;<text:line-break/> <text:s/>cin &gt;&gt; a.img;<text:line-break/> <text:s/>cout &lt;&lt; "Enter real and complex coefficient of the second complex number: " &lt;&lt; endl;<text:line-break/> <text:s/>cin &gt;&gt; b.real;<text:line-break/> <text:s/>cin &gt;&gt; b.img;<text:line-break/> <text:s/>cout &lt;&lt; "Addition Result: ";<text:line-break/> <text:s/>c = a+b;<text:line-break/> <text:s/>c.display();<text:line-break/> <text:s/>cout &lt;&lt; "Subtraction Result: ";<text:line-break/> <text:s/>c = a-b;<text:line-break/> <text:s/>c.display();<text:line-break/> return </text:span><text:span text:style-name="T3">0;</text:span><text:span text:style-name="T2">}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helvetica" svg:font-family="helvetica, sans-serif, arial"/>
    <style:font-face style:name="Lucida Sans1" svg:font-family="'Lucida Sans'" style:font-family-generic="swiss"/>
    <style:font-face style:name="Alef" svg:font-family="Alef" style:font-pitch="variable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18:25:27.834000000</meta:creation-date>
    <dc:date>2022-02-02T20:26:02.873000000</dc:date>
    <meta:editing-duration>PT1H49M51S</meta:editing-duration>
    <meta:editing-cycles>29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2" meta:word-count="169" meta:character-count="1137" meta:non-whitespace-character-count="865"/>
  </office:meta>
</office:document-meta>
</file>